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Dashed" svg:stroke-color="#ff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10cm" svg:y="1cm">
          <text:p text:style-name="P1">Projet </text:p>
          <text:p text:style-name="P1">Yuukou 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cm" svg:y="13cm">
          <text:p text:style-name="P1">Emplois du </text:p>
          <text:p text:style-name="P1">tem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cm" svg:y="10cm">
          <text:p text:style-name="P1">SS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5.5cm" svg:y="10cm">
          <text:p text:style-name="P1">Support</text:p>
          <text:p text:style-name="P1">MA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cm" svg:y="7cm">
          <text:p text:style-name="P1">Service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2cm" svg:x="19cm" svg:y="4cm">
          <text:p text:style-name="P1">Archivage</text:p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2cm" svg:x="1cm" svg:y="4cm">
          <text:p text:style-name="P1">LD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2cm" svg:x="10cm" svg:y="4cm">
          <text:p text:style-name="P1">Campus New</text:p>
          <text:p text:style-name="P1">Cavendi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0cm" svg:y="7cm">
          <text:p text:style-name="P1">Autres </text:p>
          <text:p text:style-name="P1">camp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4.5cm" svg:y="7cm">
          <text:p text:style-name="P1">Surveillance</text:p>
          <text:p text:style-name="P1">Nagi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2cm" svg:x="14.5cm" svg:y="4cm">
          <text:p text:style-name="P1">Etat des </text:p>
          <text:p text:style-name="P1">sal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9cm" svg:y="13cm">
          <text:p text:style-name="P1">Historique</text:p>
          <text:p text:style-name="P1">utilis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4.5cm" svg:y="13cm">
          <text:p text:style-name="P1">Historique</text:p>
          <text:p text:style-name="P1">ordin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4.5cm" svg:y="10cm">
          <text:p text:style-name="P1">Utilisateurs</text:p>
          <text:p text:style-name="P1">connecté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0cm" svg:y="13cm">
          <text:p text:style-name="P1">Graphiques</text:p>
          <text:p text:style-name="P1">d'utilis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2cm" svg:x="5.5cm" svg:y="4cm">
          <text:p text:style-name="P1">Mise à jour</text:p>
          <text:p text:style-name="P1">réguliè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5.5cm" svg:y="13cm">
          <text:p text:style-name="P1">Catalogue</text:p>
          <text:p text:style-name="P1">logici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5.5cm" svg:y="7cm">
          <text:p text:style-name="P1">Architecture</text:p>
          <text:p text:style-name="P1">obj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9cm" svg:y="10cm">
          <text:p text:style-name="P1">Etat des</text:p>
          <text:p text:style-name="P1">ordinateu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0cm" svg:y="10cm">
          <text:p text:style-name="P1">Echanges</text:p>
          <text:p text:style-name="P1">client (JSO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cm" svg:height="2cm" svg:x="19cm" svg:y="7cm">
          <text:p text:style-name="P1">Archivage</text:p>
          <text:p text:style-name="P1">tempor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oit </meta:initial-creator>
    <meta:creation-date>2012-05-25T11:32:13</meta:creation-date>
    <dc:date>2012-06-09T17:30:43.05</dc:date>
    <meta:editing-duration>PT2H29M44S</meta:editing-duration>
    <meta:editing-cycles>16</meta:editing-cycles>
    <meta:generator>LibreOffice/3.4$Win32 LibreOffice_project/340m1$Build-502</meta:generator>
    <meta:document-statistic meta:object-count="21"/>
  </office:meta>
</office:document-meta>
</file>